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3mm"/>
    </style:style>
    <style:style style:name="co3" style:family="table-column">
      <style:table-column-properties fo:break-before="auto" style:column-width="13.92mm"/>
    </style:style>
    <style:style style:name="co4" style:family="table-column">
      <style:table-column-properties fo:break-before="auto" style:column-width="47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11.98mm" fo:break-before="auto" style:use-optimal-row-height="true"/>
    </style:style>
    <style:style style:name="ro5" style:family="table-row">
      <style:table-row-properties style:row-height="19.67mm" fo:break-before="auto" style:use-optimal-row-height="true"/>
    </style:style>
    <style:style style:name="ro6" style:family="table-row">
      <style:table-row-properties style:row-height="8.13mm" fo:break-before="auto" style:use-optimal-row-height="true"/>
    </style:style>
    <style:style style:name="ro7" style:family="table-row">
      <style:table-row-properties style:row-height="15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753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5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Лабораторная 1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2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3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4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5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6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7</text:p>
          </table:table-cell>
          <table:covered-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Валиева Гульназ Ильгизовна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араева Диляра Равилевна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Гарейшин Азат Артурович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ахер Ренат Насер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иярова Дина Ильдаровна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Жеребцов Григорий Алексее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enotMain/OODB/issues/1" xlink:type="simple">https://github.com/enotMain/OODB/issues/1</text:a>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Зубрилин Роман Витальевич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Магасумов Никита Евгенье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magasumovn/oodb" xlink:type="simple">https://github.com/magasumovn/oodb</text:a>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Максютов Марсель Уралович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github.com/marsellie/oodb 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Миникеев Алмаз Ахсяно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wasde08/oodb/tree/master" xlink:type="simple">https://github.com/wasde08/oodb/tree/master</text:a>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Мищенко Денис Витальевич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github.com/mishchets/OODB/issues/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Мухутдинова София Фаритовна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github.com/Sofiya753/oodb" xlink:type="simple">https://github.com/Sofiya753/oodb</text:a>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Насыров Айдар Айрато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TatProg/OODB" xlink:type="simple">https://github.com/TatProg/OODB</text:a>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Нугуманова Анна Альбертовна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Плотницкий Анатолий Сергеевич</text:p>
          </table:table-cell>
          <table:table-cell table:style-name="ce4"/>
          <table:table-cell table:number-columns-repeated="1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Разуткин Игорь Олего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IORazutkin/OODB" xlink:type="simple">https://github.com/IORazutkin/OODB</text:a>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Сагдатов Фаиль Фазы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github.com/magnat1c/oodb.git" xlink:type="simple">https://github.com/magnat1c/oodb.git</text:a>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Сахно Владислав Витальевич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github.com/VladislavSakhno13/database.git" xlink:type="simple">https://github.com/VladislavSakhno13/database.git</text:a>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Сергеев Александр Дмитриевич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Тихонов Антон Эдуардович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Хаматянов Марсель Ильгизович</text:p>
          </table:table-cell>
          <table:table-cell table:style-name="Default"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MIHamatyanov/oodb" xlink:type="simple">https://github.com/MIHamatyanov/oodb</text:a>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</table:table>
      <table:table table:name="751" table:style-name="ta1">
        <table:table-column table:style-name="co3" table:default-cell-style-name="ce1"/>
        <table:table-column table:style-name="co2" table:default-cell-style-name="ce2"/>
        <table:table-column table:style-name="co1" table:default-cell-style-name="ce5"/>
        <table:table-column table:style-name="co1" table:number-columns-repeated="13" table:default-cell-style-name="Default"/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1">
            <text:p>Лабораторная 1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2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3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4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5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6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7</text:p>
          </table:table-cell>
          <table:covered-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Баев Даниил Николаевич</text:p>
          </table:table-cell>
          <table:table-cell table:style-name="Default"/>
          <table:table-cell table:number-columns-repeated="1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Габдрафиков Ильгиз Радикович</text:p>
          </table:table-cell>
          <table:table-cell table:number-columns-repeated="1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Габдуллин Булат Ильдарович</text:p>
          </table:table-cell>
          <table:table-cell table:number-columns-repeated="1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Габдуллин Данил Евгеньевич</text:p>
          </table:table-cell>
          <table:table-cell table:number-columns-repeated="1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Галеева Алина Маратов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github.com/LinaRise/oodb/tree/master/lab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https://github.com/LinaRise/oodb/tree/master/lab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Галимова Чулпан Дамировна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ChulpanG/oodb.git" xlink:type="simple">https://github.com/ChulpanG/oodb.</text:a>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Галиуллин Ильгам Тагирович</text:p>
          </table:table-cell>
          <table:table-cell table:number-columns-repeated="1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Гарейшина Анастасия Евгеньевна</text:p>
          </table:table-cell>
          <table:table-cell table:number-columns-repeated="1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Гафуров Ренат Фанисович</text:p>
          </table:table-cell>
          <table:table-cell table:number-columns-repeated="1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Джангидзе Леван Зурабович</text:p>
          </table:table-cell>
          <table:table-cell table:number-columns-repeated="14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Ежков Александр Григорьевич</text:p>
          </table:table-cell>
          <table:table-cell table:number-columns-repeated="14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Зеленов Роман Алексее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razelenov/oodb/tree/master/lab1" xlink:type="simple">https://github.com/razelenov/oodb/tree/master/lab1</text:a>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razelenov/oodb/tree/master/lab2" xlink:type="simple">https://github.com/razelenov/oodb/tree/master/lab2</text:a> </text:p>
          </table:table-cell>
          <table:table-cell table:number-columns-repeated="10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Иксанов Азат Ринатович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Казаков Герман Ильдаро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ksenikeev/oodb/issues/10" xlink:type="simple">https://github.com/NightSkyAsHate/oodb</text:a>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Кинзябаев Ильгиз Рамилевич</text:p>
          </table:table-cell>
          <table:table-cell table:number-columns-repeated="1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Манченко Карина Юрьевна</text:p>
          </table:table-cell>
          <table:table-cell table:number-columns-repeated="14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Мирзялалов Рашит Булатович</text:p>
          </table:table-cell>
          <table:table-cell table:number-columns-repeated="14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Муллаянов Айнур Ильфакович</text:p>
          </table:table-cell>
          <table:table-cell table:number-columns-repeated="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Нургалиева Алия Робертов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github.com/aliyaverycool99/DB/blob/master/Lub1_09-751_Нургалиева.txt" xlink:type="simple">https://github.com/aliyaverycool99/DB/blob/master/Lub1_09-751_Нургалиева.txt</text:a>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Сунгатуллин Марат Фердинанто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Sunmar1/Database/tree/master/lab1" xlink:type="simple">https://github.com/Sunmar1/Database/tree/master/lab1</text:a>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Шайдуллин Ильшат Рустемович</text:p>
          </table:table-cell>
          <table:table-cell table:style-name="Default"/>
          <table:table-cell table:number-columns-repeated="13"/>
        </table:table-row>
      </table:table>
      <table:table table:name="752" table:style-name="ta1">
        <table:table-column table:style-name="co1" table:default-cell-style-name="Default"/>
        <table:table-column table:style-name="co4" table:default-cell-style-name="ce1"/>
        <table:table-column table:style-name="co1" table:number-columns-repeated="4" table:default-cell-style-name="ce5"/>
        <table:table-column table:style-name="co1" table:number-columns-repeated="10" table:default-cell-style-name="Default"/>
        <table:table-row table:style-name="ro2">
          <table:table-cell table:style-name="ce1"/>
          <table:table-cell table:style-name="ce2"/>
          <table:table-cell table:style-name="ce3" office:value-type="string" calcext:value-type="string" table:number-columns-spanned="2" table:number-rows-spanned="1">
            <text:p>Лабораторная 1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Лабораторная 2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Лабораторная 3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4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5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6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7</text:p>
          </table:table-cell>
          <table:covered-table-cell/>
        </table:table-row>
        <table:table-row table:style-name="ro2">
          <table:table-cell table:style-name="ce1"/>
          <table:table-cell table:style-name="ce2"/>
          <table:table-cell table:style-name="ce4" office:value-type="string" calcext:value-type="string">
            <text:p>зачет</text:p>
          </table:table-cell>
          <table:table-cell table:style-name="Default"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table:style-name="Default"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</table:table-row>
        <table:table-row table:style-name="ro6">
          <table:table-cell/>
          <table:table-cell office:value-type="string" calcext:value-type="string">
            <text:p>Ахматгалеев Ирек Ильдарович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github.com/iakhmatgaleev/oodb" xlink:type="simple">https://github.com/iakhmatgaleev/oodb</text:a>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Ахметова Камила Артуровна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Бекчанов Шохзод Дилшод Угли</text:p>
          </table:table-cell>
          <table:table-cell table:number-columns-repeated="14"/>
        </table:table-row>
        <table:table-row table:style-name="ro7">
          <table:table-cell/>
          <table:table-cell office:value-type="string" calcext:value-type="string">
            <text:p>Дмитерчук Артур Владимирович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Елауркин Николай Анатольевич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Еникеева Аделя Искандеровна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adiseenn/lab1" xlink:type="simple">https://github.com/adiseenn/lab1</text:a>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Залялиев Айдар Рустамович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Зяблов Никита Сергеевич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Максютин Данил Игоревич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Миндубаев Артур Рифкатович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https://github.com/Mindubaev/oodb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https://github.com/Mindubaev/oodb/blob/master/lab2/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6">
          <table:table-cell/>
          <table:table-cell office:value-type="string" calcext:value-type="string">
            <text:p>Отабоев Диас Алишер Угли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Панцырева Ольга Алексеевна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OlyaPancyreva/OODB/tree/master/lab1" xlink:type="simple">https://github.com/OlyaPancyreva/OODB/tree/master/lab1</text:a>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OlyaPancyreva/OODB/tree/master/lab2" xlink:type="simple">https://github.com/OlyaPancyreva/OODB/tree/master/lab2</text:a></text:p>
          </table:table-cell>
          <table:table-cell table:number-columns-repeated="10"/>
        </table:table-row>
        <table:table-row table:style-name="ro7">
          <table:table-cell/>
          <table:table-cell office:value-type="string" calcext:value-type="string">
            <text:p>Пасмурнов Александр Владиславович</text:p>
          </table:table-cell>
          <table:table-cell table:number-columns-repeated="14"/>
        </table:table-row>
        <table:table-row table:style-name="ro7">
          <table:table-cell/>
          <table:table-cell office:value-type="string" calcext:value-type="string">
            <text:p>Романова Евгения Владимировна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Созонов Данил Александро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DanilSozonov/men_v1" xlink:type="simple">https://github.com/DanilSozonov/men_v1</text:a> 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Томкевич Дмитрий Алексеевич</text:p>
          </table:table-cell>
          <table:table-cell table:number-columns-repeated="14"/>
        </table:table-row>
        <table:table-row table:style-name="ro7">
          <table:table-cell/>
          <table:table-cell office:value-type="string" calcext:value-type="string">
            <text:p>Ужакин Данил Владимирович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Хабаров Андрей Алексеевич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Хамутдинов Тимур Айдарович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Холов Мухсин Мусоевич</text:p>
          </table:table-cell>
          <table:table-cell table:style-name="Default" table:number-columns-repeated="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.00.0000</text:date>, <text:time style:data-style-name="N2" text:time-value="12:33:58.80406168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2:57:36.501347261</meta:creation-date>
    <dc:date>2019-10-19T13:02:34.394469812</dc:date>
    <meta:editing-duration>PT20H36M6S</meta:editing-duration>
    <meta:editing-cycles>62</meta:editing-cycles>
    <meta:generator>LibreOffice/6.1.2.1$MacOSX_X86_64 LibreOffice_project/65905a128db06ba48db947242809d14d3f9a93fe</meta:generator>
    <meta:document-statistic meta:table-count="3" meta:cell-count="231" meta:object-count="0"/>
    <meta:user-defined meta:name=""/>
  </office:meta>
</office:document-meta>
</file>